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fo:color="#000000" style:font-name="Arial" style:font-name-asian="Arial" style:font-name-complex="Arial" fo:font-size="8pt" style:font-size-asian="8pt" style:font-size-complex="8pt"/>
    </style:style>
    <style:style style:name="ce3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5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8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9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10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11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3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background-color="#FFFFFF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6" style:family="table-cell" style:parent-style-name="Default" style:data-style-name="N0">
      <style:text-properties fo:font-size="8pt" style:font-size-asian="8pt" style:font-size-complex="8pt"/>
    </style:style>
    <style:style style:name="ce17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9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1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2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4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6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7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8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9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0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1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2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4.683125cm" style:use-optimal-column-width="true"/>
    </style:style>
    <style:style style:name="co3" style:family="table-column">
      <style:table-column-properties fo:break-before="auto" style:column-width="4.10104166666667cm"/>
    </style:style>
    <style:style style:name="co4" style:family="table-column">
      <style:table-column-properties fo:break-before="auto" style:column-width="4.55083333333333cm" style:use-optimal-column-width="true"/>
    </style:style>
    <style:style style:name="co5" style:family="table-column">
      <style:table-column-properties fo:break-before="auto" style:column-width="4.07458333333333cm" style:use-optimal-column-width="true"/>
    </style:style>
    <style:style style:name="co6" style:family="table-column">
      <style:table-column-properties fo:break-before="auto" style:column-width="3.413125cm" style:use-optimal-column-width="true"/>
    </style:style>
    <style:style style:name="co7" style:family="table-column">
      <style:table-column-properties fo:break-before="auto" style:column-width="3.730625cm"/>
    </style:style>
    <style:style style:name="co8" style:family="table-column">
      <style:table-column-properties fo:break-before="auto" style:column-width="3.14854166666667cm"/>
    </style:style>
    <style:style style:name="co9" style:family="table-column">
      <style:table-column-properties fo:break-before="auto" style:column-width="2.59291666666667cm"/>
    </style:style>
    <style:style style:name="co10" style:family="table-column">
      <style:table-column-properties fo:break-before="auto" style:column-width="2.11666666666667cm"/>
    </style:style>
    <style:style style:name="co11" style:family="table-column">
      <style:table-column-properties fo:break-before="auto" style:column-width="2.80458333333333cm" style:use-optimal-column-width="true"/>
    </style:style>
    <style:style style:name="co12" style:family="table-column">
      <style:table-column-properties fo:break-before="auto" style:column-width="3.62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1.25pt" style:use-optimal-row-height="true" fo:break-before="auto"/>
    </style:style>
    <style:style style:name="ro3" style:family="table-row">
      <style:table-row-properties style:row-height="4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0" table:number-columns-repeated="16375" table:default-cell-style-name="ce16"/>
        <table:table-row table:style-name="ro1">
          <table:table-cell table:style-name="ce2"/>
          <table:table-cell office:value-type="string" table:style-name="ce14">
            <text:p>Dosis entregadas Pfizer (1)</text:p>
          </table:table-cell>
          <table:table-cell office:value-type="string" table:style-name="ce14">
            <text:p>Dosis entregadas Moderna (1)</text:p>
          </table:table-cell>
          <table:table-cell office:value-type="string" table:style-name="ce14">
            <text:p>Dosis entregadas AstraZeneca (1)</text:p>
          </table:table-cell>
          <table:table-cell office:value-type="string" table:style-name="ce14">
            <text:p>Total Dosis entregadas (1)</text:p>
          </table:table-cell>
          <table:table-cell office:value-type="string" table:style-name="ce14">
            <text:p>Dosis administradas (2)</text:p>
          </table:table-cell>
          <table:table-cell office:value-type="string" table:style-name="ce15">
            <text:p>% sobre entregadas</text:p>
          </table:table-cell>
          <table:table-cell office:value-type="string" table:style-name="ce15">
            <text:p>Nº Personas vacunadas</text:p>
            <text:p>(pauta completada)</text:p>
          </table:table-cell>
          <table:table-cell office:value-type="string" table:style-name="ce15">
            <text:p>Fecha de la última vacuna registrada (2)</text:p>
          </table:table-cell>
          <table:table-cell table:number-columns-repeated="16375"/>
        </table:table-row>
        <table:table-row table:style-name="ro2">
          <table:table-cell office:value-type="string" table:style-name="ce4">
            <text:p>Andalucía</text:p>
          </table:table-cell>
          <table:table-cell office:value-type="float" office:value="899820" table:style-name="ce17">
            <text:p>899.820</text:p>
          </table:table-cell>
          <table:table-cell office:value-type="float" office:value="111200" table:style-name="ce18">
            <text:p>111.200</text:p>
          </table:table-cell>
          <table:table-cell office:value-type="float" office:value="343800" table:style-name="ce18">
            <text:p>343.800</text:p>
          </table:table-cell>
          <table:table-cell office:value-type="float" office:value="1354820" table:style-name="ce19">
            <text:p>1.354.820</text:p>
          </table:table-cell>
          <table:table-cell office:value-type="float" office:value="1135990" table:style-name="ce19">
            <text:p>1.135.990</text:p>
          </table:table-cell>
          <table:table-cell office:value-type="percentage" office:value="0.83848038853869888" table:style-name="ce20">
            <text:p>83,8%</text:p>
          </table:table-cell>
          <table:table-cell office:value-type="float" office:value="383206" table:style-name="ce17">
            <text:p>383.206</text:p>
          </table:table-cell>
          <table:table-cell office:value-type="date" office:date-value="2021-03-16T00:00:00" table:style-name="ce21">
            <text:p>16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Aragón</text:p>
          </table:table-cell>
          <table:table-cell office:value-type="float" office:value="165285" table:style-name="ce22">
            <text:p>165.285</text:p>
          </table:table-cell>
          <table:table-cell office:value-type="float" office:value="21700" table:style-name="ce23">
            <text:p>21.700</text:p>
          </table:table-cell>
          <table:table-cell office:value-type="float" office:value="54000" table:style-name="ce23">
            <text:p>54.000</text:p>
          </table:table-cell>
          <table:table-cell office:value-type="float" office:value="240985" table:style-name="ce24">
            <text:p>240.985</text:p>
          </table:table-cell>
          <table:table-cell office:value-type="float" office:value="188111" table:style-name="ce24">
            <text:p>188.111</text:p>
          </table:table-cell>
          <table:table-cell office:value-type="percentage" office:value="0.78059215303857088" table:style-name="ce25">
            <text:p>78,1%</text:p>
          </table:table-cell>
          <table:table-cell office:value-type="float" office:value="62676" table:style-name="ce22">
            <text:p>62.676</text:p>
          </table:table-cell>
          <table:table-cell office:value-type="date" office:date-value="2021-03-16T00:00:00" table:style-name="ce26">
            <text:p>16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Asturias<text:s/></text:p>
          </table:table-cell>
          <table:table-cell office:value-type="float" office:value="161195" table:style-name="ce22">
            <text:p>161.195</text:p>
          </table:table-cell>
          <table:table-cell office:value-type="float" office:value="20700" table:style-name="ce23">
            <text:p>20.700</text:p>
          </table:table-cell>
          <table:table-cell office:value-type="float" office:value="41500" table:style-name="ce23">
            <text:p>41.500</text:p>
          </table:table-cell>
          <table:table-cell office:value-type="float" office:value="223395" table:style-name="ce24">
            <text:p>223.395</text:p>
          </table:table-cell>
          <table:table-cell office:value-type="float" office:value="171655" table:style-name="ce24">
            <text:p>171.655</text:p>
          </table:table-cell>
          <table:table-cell office:value-type="percentage" office:value="0.76839230958615901" table:style-name="ce25">
            <text:p>76,8%</text:p>
          </table:table-cell>
          <table:table-cell office:value-type="float" office:value="63411" table:style-name="ce22">
            <text:p>63.411</text:p>
          </table:table-cell>
          <table:table-cell office:value-type="date" office:date-value="2021-03-16T00:00:00" table:style-name="ce26">
            <text:p>16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Baleares</text:p>
          </table:table-cell>
          <table:table-cell office:value-type="float" office:value="86940" table:style-name="ce22">
            <text:p>86.940</text:p>
          </table:table-cell>
          <table:table-cell office:value-type="float" office:value="11100" table:style-name="ce23">
            <text:p>11.100</text:p>
          </table:table-cell>
          <table:table-cell office:value-type="float" office:value="47500" table:style-name="ce23">
            <text:p>47.500</text:p>
          </table:table-cell>
          <table:table-cell office:value-type="float" office:value="145540" table:style-name="ce24">
            <text:p>145.540</text:p>
          </table:table-cell>
          <table:table-cell office:value-type="float" office:value="112889" table:style-name="ce24">
            <text:p>112.889</text:p>
          </table:table-cell>
          <table:table-cell office:value-type="percentage" office:value="0.77565617699601486" table:style-name="ce25">
            <text:p>77,6%</text:p>
          </table:table-cell>
          <table:table-cell office:value-type="float" office:value="31581" table:style-name="ce22">
            <text:p>31.581</text:p>
          </table:table-cell>
          <table:table-cell office:value-type="date" office:date-value="2021-03-16T00:00:00" table:style-name="ce26">
            <text:p>16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anarias</text:p>
          </table:table-cell>
          <table:table-cell office:value-type="float" office:value="186000" table:style-name="ce22">
            <text:p>186.000</text:p>
          </table:table-cell>
          <table:table-cell office:value-type="float" office:value="22900" table:style-name="ce23">
            <text:p>22.900</text:p>
          </table:table-cell>
          <table:table-cell office:value-type="float" office:value="88400" table:style-name="ce23">
            <text:p>88.400</text:p>
          </table:table-cell>
          <table:table-cell office:value-type="float" office:value="297300" table:style-name="ce24">
            <text:p>297.300</text:p>
          </table:table-cell>
          <table:table-cell office:value-type="float" office:value="223811" table:style-name="ce24">
            <text:p>223.811</text:p>
          </table:table-cell>
          <table:table-cell office:value-type="percentage" office:value="0.75281197443659598" table:style-name="ce25">
            <text:p>75,3%</text:p>
          </table:table-cell>
          <table:table-cell office:value-type="float" office:value="69334" table:style-name="ce22">
            <text:p>69.334</text:p>
          </table:table-cell>
          <table:table-cell office:value-type="date" office:date-value="2021-03-16T00:00:00" table:style-name="ce26">
            <text:p>16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antabria</text:p>
          </table:table-cell>
          <table:table-cell office:value-type="float" office:value="79125" table:style-name="ce22">
            <text:p>79.125</text:p>
          </table:table-cell>
          <table:table-cell office:value-type="float" office:value="9700" table:style-name="ce23">
            <text:p>9.700</text:p>
          </table:table-cell>
          <table:table-cell office:value-type="float" office:value="23600" table:style-name="ce23">
            <text:p>23.600</text:p>
          </table:table-cell>
          <table:table-cell office:value-type="float" office:value="112425" table:style-name="ce24">
            <text:p>112.425</text:p>
          </table:table-cell>
          <table:table-cell office:value-type="float" office:value="81573" table:style-name="ce24">
            <text:p>81.573</text:p>
          </table:table-cell>
          <table:table-cell office:value-type="percentage" office:value="0.72557705136757844" table:style-name="ce25">
            <text:p>72,6%</text:p>
          </table:table-cell>
          <table:table-cell office:value-type="float" office:value="28065" table:style-name="ce22">
            <text:p>28.065</text:p>
          </table:table-cell>
          <table:table-cell office:value-type="date" office:date-value="2021-03-16T00:00:00" table:style-name="ce26">
            <text:p>16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astilla y Leon<text:s/></text:p>
          </table:table-cell>
          <table:table-cell office:value-type="float" office:value="364755" table:style-name="ce22">
            <text:p>364.755</text:p>
          </table:table-cell>
          <table:table-cell office:value-type="float" office:value="47700" table:style-name="ce23">
            <text:p>47.700</text:p>
          </table:table-cell>
          <table:table-cell office:value-type="float" office:value="97300" table:style-name="ce23">
            <text:p>97.300</text:p>
          </table:table-cell>
          <table:table-cell office:value-type="float" office:value="509755" table:style-name="ce24">
            <text:p>509.755</text:p>
          </table:table-cell>
          <table:table-cell office:value-type="float" office:value="389307" table:style-name="ce24">
            <text:p>389.307</text:p>
          </table:table-cell>
          <table:table-cell office:value-type="percentage" office:value="0.76371394101087775" table:style-name="ce25">
            <text:p>76,4%</text:p>
          </table:table-cell>
          <table:table-cell office:value-type="float" office:value="129760" table:style-name="ce22">
            <text:p>129.760</text:p>
          </table:table-cell>
          <table:table-cell office:value-type="date" office:date-value="2021-03-16T00:00:00" table:style-name="ce26">
            <text:p>16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astilla La Mancha</text:p>
          </table:table-cell>
          <table:table-cell office:value-type="float" office:value="239715" table:style-name="ce22">
            <text:p>239.715</text:p>
          </table:table-cell>
          <table:table-cell office:value-type="float" office:value="31000" table:style-name="ce23">
            <text:p>31.000</text:p>
          </table:table-cell>
          <table:table-cell office:value-type="float" office:value="83100" table:style-name="ce23">
            <text:p>83.100</text:p>
          </table:table-cell>
          <table:table-cell office:value-type="float" office:value="353815" table:style-name="ce24">
            <text:p>353.815</text:p>
          </table:table-cell>
          <table:table-cell office:value-type="float" office:value="245270" table:style-name="ce24">
            <text:p>245.270</text:p>
          </table:table-cell>
          <table:table-cell office:value-type="percentage" office:value="0.69321538091940704" table:style-name="ce25">
            <text:p>69,3%</text:p>
          </table:table-cell>
          <table:table-cell office:value-type="float" office:value="82563" table:style-name="ce22">
            <text:p>82.563</text:p>
          </table:table-cell>
          <table:table-cell office:value-type="date" office:date-value="2021-03-16T00:00:00" table:style-name="ce26">
            <text:p>16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ataluña</text:p>
          </table:table-cell>
          <table:table-cell office:value-type="float" office:value="819620" table:style-name="ce22">
            <text:p>819.620</text:p>
          </table:table-cell>
          <table:table-cell office:value-type="float" office:value="105400" table:style-name="ce23">
            <text:p>105.400</text:p>
          </table:table-cell>
          <table:table-cell office:value-type="float" office:value="316100" table:style-name="ce23">
            <text:p>316.100</text:p>
          </table:table-cell>
          <table:table-cell office:value-type="float" office:value="1241120" table:style-name="ce24">
            <text:p>1.241.120</text:p>
          </table:table-cell>
          <table:table-cell office:value-type="float" office:value="915213" table:style-name="ce24">
            <text:p>915.213</text:p>
          </table:table-cell>
          <table:table-cell office:value-type="percentage" office:value="0.73740895320355804" table:style-name="ce25">
            <text:p>73,7%</text:p>
          </table:table-cell>
          <table:table-cell office:value-type="float" office:value="260858" table:style-name="ce22">
            <text:p>260.858</text:p>
          </table:table-cell>
          <table:table-cell office:value-type="date" office:date-value="2021-03-16T00:00:00" table:style-name="ce26">
            <text:p>16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. Valenciana</text:p>
          </table:table-cell>
          <table:table-cell office:value-type="float" office:value="450640" table:style-name="ce22">
            <text:p>450.640</text:p>
          </table:table-cell>
          <table:table-cell office:value-type="float" office:value="57800" table:style-name="ce23">
            <text:p>57.800</text:p>
          </table:table-cell>
          <table:table-cell office:value-type="float" office:value="205400" table:style-name="ce23">
            <text:p>205.400</text:p>
          </table:table-cell>
          <table:table-cell office:value-type="float" office:value="713840" table:style-name="ce24">
            <text:p>713.840</text:p>
          </table:table-cell>
          <table:table-cell office:value-type="float" office:value="486769" table:style-name="ce24">
            <text:p>486.769</text:p>
          </table:table-cell>
          <table:table-cell office:value-type="percentage" office:value="0.68190210691471476" table:style-name="ce25">
            <text:p>68,2%</text:p>
          </table:table-cell>
          <table:table-cell office:value-type="float" office:value="154732" table:style-name="ce22">
            <text:p>154.732</text:p>
          </table:table-cell>
          <table:table-cell office:value-type="date" office:date-value="2021-03-16T00:00:00" table:style-name="ce26">
            <text:p>16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Extremadura</text:p>
          </table:table-cell>
          <table:table-cell office:value-type="float" office:value="143405" table:style-name="ce22">
            <text:p>143.405</text:p>
          </table:table-cell>
          <table:table-cell office:value-type="float" office:value="17800" table:style-name="ce23">
            <text:p>17.800</text:p>
          </table:table-cell>
          <table:table-cell office:value-type="float" office:value="43200" table:style-name="ce23">
            <text:p>43.200</text:p>
          </table:table-cell>
          <table:table-cell office:value-type="float" office:value="204405" table:style-name="ce24">
            <text:p>204.405</text:p>
          </table:table-cell>
          <table:table-cell office:value-type="float" office:value="156742" table:style-name="ce24">
            <text:p>156.742</text:p>
          </table:table-cell>
          <table:table-cell office:value-type="percentage" office:value="0.76682077248599589" table:style-name="ce25">
            <text:p>76,7%</text:p>
          </table:table-cell>
          <table:table-cell office:value-type="float" office:value="57469" table:style-name="ce22">
            <text:p>57.469</text:p>
          </table:table-cell>
          <table:table-cell office:value-type="date" office:date-value="2021-03-16T00:00:00" table:style-name="ce26">
            <text:p>16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Galicia</text:p>
          </table:table-cell>
          <table:table-cell office:value-type="float" office:value="313675" table:style-name="ce22">
            <text:p>313.675</text:p>
          </table:table-cell>
          <table:table-cell office:value-type="float" office:value="41400" table:style-name="ce23">
            <text:p>41.400</text:p>
          </table:table-cell>
          <table:table-cell office:value-type="float" office:value="109800" table:style-name="ce23">
            <text:p>109.800</text:p>
          </table:table-cell>
          <table:table-cell office:value-type="float" office:value="464875" table:style-name="ce24">
            <text:p>464.875</text:p>
          </table:table-cell>
          <table:table-cell office:value-type="float" office:value="360302" table:style-name="ce24">
            <text:p>360.302</text:p>
          </table:table-cell>
          <table:table-cell office:value-type="percentage" office:value="0.77505135789190638" table:style-name="ce25">
            <text:p>77,5%</text:p>
          </table:table-cell>
          <table:table-cell office:value-type="float" office:value="102070" table:style-name="ce22">
            <text:p>102.070</text:p>
          </table:table-cell>
          <table:table-cell office:value-type="date" office:date-value="2021-03-16T00:00:00" table:style-name="ce26">
            <text:p>16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La Rioja</text:p>
          </table:table-cell>
          <table:table-cell office:value-type="float" office:value="41015" table:style-name="ce22">
            <text:p>41.015</text:p>
          </table:table-cell>
          <table:table-cell office:value-type="float" office:value="4800" table:style-name="ce23">
            <text:p>4.800</text:p>
          </table:table-cell>
          <table:table-cell office:value-type="float" office:value="12900" table:style-name="ce23">
            <text:p>12.900</text:p>
          </table:table-cell>
          <table:table-cell office:value-type="float" office:value="58715" table:style-name="ce24">
            <text:p>58.715</text:p>
          </table:table-cell>
          <table:table-cell office:value-type="float" office:value="47744" table:style-name="ce24">
            <text:p>47.744</text:p>
          </table:table-cell>
          <table:table-cell office:value-type="percentage" office:value="0.81314825853700079" table:style-name="ce25">
            <text:p>81,3%</text:p>
          </table:table-cell>
          <table:table-cell office:value-type="float" office:value="14619" table:style-name="ce22">
            <text:p>14.619</text:p>
          </table:table-cell>
          <table:table-cell office:value-type="date" office:date-value="2021-03-16T00:00:00" table:style-name="ce26">
            <text:p>16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Madrid</text:p>
          </table:table-cell>
          <table:table-cell office:value-type="float" office:value="667995" table:style-name="ce22">
            <text:p>667.995</text:p>
          </table:table-cell>
          <table:table-cell office:value-type="float" office:value="85200" table:style-name="ce23">
            <text:p>85.200</text:p>
          </table:table-cell>
          <table:table-cell office:value-type="float" office:value="275500" table:style-name="ce23">
            <text:p>275.500</text:p>
          </table:table-cell>
          <table:table-cell office:value-type="float" office:value="1028695" table:style-name="ce24">
            <text:p>1.028.695</text:p>
          </table:table-cell>
          <table:table-cell office:value-type="float" office:value="803199" table:style-name="ce24">
            <text:p>803.199</text:p>
          </table:table-cell>
          <table:table-cell office:value-type="percentage" office:value="0.7807941129294883" table:style-name="ce25">
            <text:p>78,1%</text:p>
          </table:table-cell>
          <table:table-cell office:value-type="float" office:value="203552" table:style-name="ce22">
            <text:p>203.552</text:p>
          </table:table-cell>
          <table:table-cell office:value-type="date" office:date-value="2021-03-16T00:00:00" table:style-name="ce26">
            <text:p>16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Murcia<text:s/></text:p>
          </table:table-cell>
          <table:table-cell office:value-type="float" office:value="162185" table:style-name="ce22">
            <text:p>162.185</text:p>
          </table:table-cell>
          <table:table-cell office:value-type="float" office:value="19800" table:style-name="ce23">
            <text:p>19.800</text:p>
          </table:table-cell>
          <table:table-cell office:value-type="float" office:value="61300" table:style-name="ce23">
            <text:p>61.300</text:p>
          </table:table-cell>
          <table:table-cell office:value-type="float" office:value="243285" table:style-name="ce24">
            <text:p>243.285</text:p>
          </table:table-cell>
          <table:table-cell office:value-type="float" office:value="185005" table:style-name="ce24">
            <text:p>185.005</text:p>
          </table:table-cell>
          <table:table-cell office:value-type="percentage" office:value="0.76044556795527873" table:style-name="ce25">
            <text:p>76,0%</text:p>
          </table:table-cell>
          <table:table-cell office:value-type="float" office:value="58598" table:style-name="ce22">
            <text:p>58.598</text:p>
          </table:table-cell>
          <table:table-cell office:value-type="date" office:date-value="2021-03-16T00:00:00" table:style-name="ce26">
            <text:p>16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Navarra</text:p>
          </table:table-cell>
          <table:table-cell office:value-type="float" office:value="76785" table:style-name="ce22">
            <text:p>76.785</text:p>
          </table:table-cell>
          <table:table-cell office:value-type="float" office:value="9700" table:style-name="ce23">
            <text:p>9.700</text:p>
          </table:table-cell>
          <table:table-cell office:value-type="float" office:value="26800" table:style-name="ce23">
            <text:p>26.800</text:p>
          </table:table-cell>
          <table:table-cell office:value-type="float" office:value="113285" table:style-name="ce24">
            <text:p>113.285</text:p>
          </table:table-cell>
          <table:table-cell office:value-type="float" office:value="87756" table:style-name="ce24">
            <text:p>87.756</text:p>
          </table:table-cell>
          <table:table-cell office:value-type="percentage" office:value="0.77464801165202812" table:style-name="ce25">
            <text:p>77,5%</text:p>
          </table:table-cell>
          <table:table-cell office:value-type="float" office:value="28816" table:style-name="ce22">
            <text:p>28.816</text:p>
          </table:table-cell>
          <table:table-cell office:value-type="date" office:date-value="2021-03-16T00:00:00" table:style-name="ce26">
            <text:p>16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País Vasco</text:p>
          </table:table-cell>
          <table:table-cell office:value-type="float" office:value="238500" table:style-name="ce22">
            <text:p>238.500</text:p>
          </table:table-cell>
          <table:table-cell office:value-type="float" office:value="30800" table:style-name="ce23">
            <text:p>30.800</text:p>
          </table:table-cell>
          <table:table-cell office:value-type="float" office:value="90200" table:style-name="ce23">
            <text:p>90.200</text:p>
          </table:table-cell>
          <table:table-cell office:value-type="float" office:value="359500" table:style-name="ce24">
            <text:p>359.500</text:p>
          </table:table-cell>
          <table:table-cell office:value-type="float" office:value="248786" table:style-name="ce24">
            <text:p>248.786</text:p>
          </table:table-cell>
          <table:table-cell office:value-type="percentage" office:value="0.69203337969401946" table:style-name="ce25">
            <text:p>69,2%</text:p>
          </table:table-cell>
          <table:table-cell office:value-type="float" office:value="68401" table:style-name="ce22">
            <text:p>68.401</text:p>
          </table:table-cell>
          <table:table-cell office:value-type="date" office:date-value="2021-03-16T00:00:00" table:style-name="ce26">
            <text:p>16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euta</text:p>
          </table:table-cell>
          <table:table-cell office:value-type="float" office:value="5490" table:style-name="ce22">
            <text:p>5.490</text:p>
          </table:table-cell>
          <table:table-cell office:value-type="float" office:value="900" table:style-name="ce23">
            <text:p>900</text:p>
          </table:table-cell>
          <table:table-cell office:value-type="float" office:value="3500" table:style-name="ce23">
            <text:p>3.500</text:p>
          </table:table-cell>
          <table:table-cell office:value-type="float" office:value="9890" table:style-name="ce24">
            <text:p>9.890</text:p>
          </table:table-cell>
          <table:table-cell office:value-type="float" office:value="9278" table:style-name="ce24">
            <text:p>9.278</text:p>
          </table:table-cell>
          <table:table-cell office:value-type="percentage" office:value="0.93811931243680491" table:style-name="ce25">
            <text:p>93,8%</text:p>
          </table:table-cell>
          <table:table-cell office:value-type="float" office:value="2533" table:style-name="ce22">
            <text:p>2.533</text:p>
          </table:table-cell>
          <table:table-cell office:value-type="date" office:date-value="2021-03-12T00:00:00" table:style-name="ce26">
            <text:p>12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Melilla</text:p>
          </table:table-cell>
          <table:table-cell office:value-type="float" office:value="4320" table:style-name="ce22">
            <text:p>4.320</text:p>
          </table:table-cell>
          <table:table-cell office:value-type="float" office:value="800" table:style-name="ce23">
            <text:p>800</text:p>
          </table:table-cell>
          <table:table-cell office:value-type="float" office:value="3500" table:style-name="ce23">
            <text:p>3.500</text:p>
          </table:table-cell>
          <table:table-cell office:value-type="float" office:value="8620" table:style-name="ce24">
            <text:p>8.620</text:p>
          </table:table-cell>
          <table:table-cell office:value-type="float" office:value="7685" table:style-name="ce24">
            <text:p>7.685</text:p>
          </table:table-cell>
          <table:table-cell office:value-type="percentage" office:value="0.89153132250580047" table:style-name="ce25">
            <text:p>89,2%</text:p>
          </table:table-cell>
          <table:table-cell office:value-type="float" office:value="2371" table:style-name="ce22">
            <text:p>2.371</text:p>
          </table:table-cell>
          <table:table-cell office:value-type="date" office:date-value="2021-03-15T00:00:00" table:style-name="ce27">
            <text:p>15/03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Totales</text:p>
          </table:table-cell>
          <table:table-cell office:value-type="float" office:value="5106465" table:style-name="ce28">
            <text:p>5.106.465</text:p>
          </table:table-cell>
          <table:table-cell office:value-type="float" office:value="650400" table:style-name="ce29">
            <text:p>650.400</text:p>
          </table:table-cell>
          <table:table-cell office:value-type="float" office:value="1927400" table:style-name="ce30">
            <text:p>1.927.400</text:p>
          </table:table-cell>
          <table:table-cell office:value-type="float" office:value="7684265" table:style-name="ce31">
            <text:p>7.684.265</text:p>
          </table:table-cell>
          <table:table-cell office:value-type="float" office:value="5857085" table:style-name="ce31">
            <text:p>5.857.085</text:p>
          </table:table-cell>
          <table:table-cell office:value-type="percentage" office:value="0.76221798701632493" table:style-name="ce32">
            <text:p>76,2%</text:p>
          </table:table-cell>
          <table:table-cell office:value-type="float" office:value="1804615" table:style-name="ce31">
            <text:p>1.804.615</text:p>
          </table:table-cell>
          <table:table-cell table:style-name="ce31"/>
          <table:table-cell table:number-columns-repeated="16375"/>
        </table:table-row>
        <table:table-row table:number-rows-repeated="1048555" table:style-name="ro2">
          <table:table-cell table:number-columns-repeated="16384"/>
        </table:table-row>
      </table:table>
      <table:table table:name="Institucionalizados" table:style-name="ta1">
        <table:table-column table:style-name="co11" table:default-cell-style-name="ce1"/>
        <table:table-column table:style-name="co12" table:number-columns-repeated="5" table:default-cell-style-name="ce1"/>
        <table:table-column table:style-name="co10" table:number-columns-repeated="16378" table:default-cell-style-name="ce1"/>
        <table:table-row table:style-name="ro3">
          <table:table-cell table:style-name="ce2"/>
          <table:table-cell office:value-type="string" table:style-name="ce3">
            <text:p>Denominador Poblacional CCAA</text:p>
          </table:table-cell>
          <table:table-cell office:value-type="string" table:style-name="ce3">
            <text:p>Persona institucionalizada con al menos 1 dosis (2)</text:p>
          </table:table-cell>
          <table:table-cell office:value-type="string" table:style-name="ce3">
            <text:p>Persona institucionalizada  Pauta Completa (2)<text:s/></text:p>
          </table:table-cell>
          <table:table-cell office:value-type="string" table:style-name="ce3">
            <text:p>% Con al menos 1 dosis sobre Denominador Poblacional CCAA</text:p>
          </table:table-cell>
          <table:table-cell office:value-type="string" table:style-name="ce3">
            <text:p>% Pautas Completas sobre Denominador Poblacional CCAA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Andalucía</text:p>
          </table:table-cell>
          <table:table-cell office:value-type="float" office:value="41651" table:style-name="ce7">
            <text:p>41.651</text:p>
          </table:table-cell>
          <table:table-cell office:value-type="float" office:value="39936" table:style-name="ce7">
            <text:p>39.936</text:p>
          </table:table-cell>
          <table:table-cell office:value-type="float" office:value="37756" table:style-name="ce7">
            <text:p>37.756</text:p>
          </table:table-cell>
          <table:table-cell office:value-type="percentage" office:value="0.95882451801877511" table:style-name="ce8">
            <text:p>95,9%</text:p>
          </table:table-cell>
          <table:table-cell office:value-type="percentage" office:value="0.90648483829920046" table:style-name="ce8">
            <text:p>90,6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Aragón</text:p>
          </table:table-cell>
          <table:table-cell office:value-type="float" office:value="17826" table:style-name="ce9">
            <text:p>17.826</text:p>
          </table:table-cell>
          <table:table-cell office:value-type="float" office:value="17627" table:style-name="ce10">
            <text:p>17.627</text:p>
          </table:table-cell>
          <table:table-cell office:value-type="float" office:value="16555" table:style-name="ce10">
            <text:p>16.555</text:p>
          </table:table-cell>
          <table:table-cell office:value-type="percentage" office:value="0.98883653090990686" table:style-name="ce11">
            <text:p>98,9%</text:p>
          </table:table-cell>
          <table:table-cell office:value-type="percentage" office:value="0.92869965219342532" table:style-name="ce11">
            <text:p>92,9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Asturias<text:s/></text:p>
          </table:table-cell>
          <table:table-cell office:value-type="float" office:value="11948" table:style-name="ce9">
            <text:p>11.948</text:p>
          </table:table-cell>
          <table:table-cell office:value-type="float" office:value="11411" table:style-name="ce10">
            <text:p>11.411</text:p>
          </table:table-cell>
          <table:table-cell office:value-type="float" office:value="10953" table:style-name="ce10">
            <text:p>10.953</text:p>
          </table:table-cell>
          <table:table-cell office:value-type="percentage" office:value="0.95505523937060599" table:style-name="ce11">
            <text:p>95,5%</text:p>
          </table:table-cell>
          <table:table-cell office:value-type="percentage" office:value="0.91672246401071311" table:style-name="ce11">
            <text:p>91,7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Baleares</text:p>
          </table:table-cell>
          <table:table-cell office:value-type="float" office:value="5496" table:style-name="ce9">
            <text:p>5.496</text:p>
          </table:table-cell>
          <table:table-cell office:value-type="float" office:value="5033" table:style-name="ce10">
            <text:p>5.033</text:p>
          </table:table-cell>
          <table:table-cell office:value-type="float" office:value="4684" table:style-name="ce10">
            <text:p>4.684</text:p>
          </table:table-cell>
          <table:table-cell office:value-type="percentage" office:value="0.91575691411935956" table:style-name="ce11">
            <text:p>91,6%</text:p>
          </table:table-cell>
          <table:table-cell office:value-type="percentage" office:value="0.8522561863173217" table:style-name="ce11">
            <text:p>85,2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narias</text:p>
          </table:table-cell>
          <table:table-cell office:value-type="float" office:value="10230" table:style-name="ce9">
            <text:p>10.230</text:p>
          </table:table-cell>
          <table:table-cell office:value-type="float" office:value="10230" table:style-name="ce10">
            <text:p>10.230</text:p>
          </table:table-cell>
          <table:table-cell office:value-type="float" office:value="8551" table:style-name="ce10">
            <text:p>8.551</text:p>
          </table:table-cell>
          <table:table-cell office:value-type="percentage" office:value="1" table:style-name="ce11">
            <text:p>100,0%</text:p>
          </table:table-cell>
          <table:table-cell office:value-type="percentage" office:value="0.83587487781036163" table:style-name="ce11">
            <text:p>83,6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ntabria</text:p>
          </table:table-cell>
          <table:table-cell office:value-type="float" office:value="6919" table:style-name="ce9">
            <text:p>6.919</text:p>
          </table:table-cell>
          <table:table-cell office:value-type="float" office:value="6664" table:style-name="ce10">
            <text:p>6.664</text:p>
          </table:table-cell>
          <table:table-cell office:value-type="float" office:value="5997" table:style-name="ce10">
            <text:p>5.997</text:p>
          </table:table-cell>
          <table:table-cell office:value-type="percentage" office:value="0.96314496314496312" table:style-name="ce11">
            <text:p>96,3%</text:p>
          </table:table-cell>
          <table:table-cell office:value-type="percentage" office:value="0.86674374909669027" table:style-name="ce11">
            <text:p>86,7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stilla y Leon<text:s/></text:p>
          </table:table-cell>
          <table:table-cell office:value-type="float" office:value="48145" table:style-name="ce9">
            <text:p>48.145</text:p>
          </table:table-cell>
          <table:table-cell office:value-type="float" office:value="45089" table:style-name="ce10">
            <text:p>45.089</text:p>
          </table:table-cell>
          <table:table-cell office:value-type="float" office:value="42471" table:style-name="ce10">
            <text:p>42.471</text:p>
          </table:table-cell>
          <table:table-cell office:value-type="percentage" office:value="0.93652508048603178" table:style-name="ce11">
            <text:p>93,7%</text:p>
          </table:table-cell>
          <table:table-cell office:value-type="percentage" office:value="0.88214767888669643" table:style-name="ce11">
            <text:p>88,2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stilla - La Mancha</text:p>
          </table:table-cell>
          <table:table-cell office:value-type="float" office:value="23446" table:style-name="ce9">
            <text:p>23.446</text:p>
          </table:table-cell>
          <table:table-cell office:value-type="float" office:value="23172" table:style-name="ce10">
            <text:p>23.172</text:p>
          </table:table-cell>
          <table:table-cell office:value-type="float" office:value="20533" table:style-name="ce10">
            <text:p>20.533</text:p>
          </table:table-cell>
          <table:table-cell office:value-type="percentage" office:value="0.98831357161136224" table:style-name="ce11">
            <text:p>98,8%</text:p>
          </table:table-cell>
          <table:table-cell office:value-type="percentage" office:value="0.87575705877335153" table:style-name="ce11">
            <text:p>87,6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taluña</text:p>
          </table:table-cell>
          <table:table-cell office:value-type="float" office:value="70322" table:style-name="ce9">
            <text:p>70.322</text:p>
          </table:table-cell>
          <table:table-cell office:value-type="float" office:value="69646" table:style-name="ce10">
            <text:p>69.646</text:p>
          </table:table-cell>
          <table:table-cell office:value-type="float" office:value="56688" table:style-name="ce10">
            <text:p>56.688</text:p>
          </table:table-cell>
          <table:table-cell office:value-type="percentage" office:value="0.9903870765905407" table:style-name="ce11">
            <text:p>99,0%</text:p>
          </table:table-cell>
          <table:table-cell office:value-type="percentage" office:value="0.80612041750803443" table:style-name="ce11">
            <text:p>80,6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. Valenciana</text:p>
          </table:table-cell>
          <table:table-cell office:value-type="float" office:value="28600" table:style-name="ce9">
            <text:p>28.600</text:p>
          </table:table-cell>
          <table:table-cell office:value-type="float" office:value="28409" table:style-name="ce10">
            <text:p>28.409</text:p>
          </table:table-cell>
          <table:table-cell office:value-type="float" office:value="24739" table:style-name="ce10">
            <text:p>24.739</text:p>
          </table:table-cell>
          <table:table-cell office:value-type="percentage" office:value="0.99332167832167828" table:style-name="ce11">
            <text:p>99,3%</text:p>
          </table:table-cell>
          <table:table-cell office:value-type="percentage" office:value="0.86499999999999999" table:style-name="ce11">
            <text:p>86,5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Extremadura</text:p>
          </table:table-cell>
          <table:table-cell office:value-type="float" office:value="15226" table:style-name="ce9">
            <text:p>15.226</text:p>
          </table:table-cell>
          <table:table-cell office:value-type="float" office:value="14343" table:style-name="ce10">
            <text:p>14.343</text:p>
          </table:table-cell>
          <table:table-cell office:value-type="float" office:value="13337" table:style-name="ce10">
            <text:p>13.337</text:p>
          </table:table-cell>
          <table:table-cell office:value-type="percentage" office:value="0.94200709313017206" table:style-name="ce11">
            <text:p>94,2%</text:p>
          </table:table-cell>
          <table:table-cell office:value-type="percentage" office:value="0.87593589911992642" table:style-name="ce11">
            <text:p>87,6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Galicia</text:p>
          </table:table-cell>
          <table:table-cell office:value-type="float" office:value="22624" table:style-name="ce9">
            <text:p>22.624</text:p>
          </table:table-cell>
          <table:table-cell office:value-type="float" office:value="22220" table:style-name="ce10">
            <text:p>22.220</text:p>
          </table:table-cell>
          <table:table-cell office:value-type="float" office:value="20555" table:style-name="ce10">
            <text:p>20.555</text:p>
          </table:table-cell>
          <table:table-cell office:value-type="percentage" office:value="0.9821428571428571" table:style-name="ce11">
            <text:p>98,2%</text:p>
          </table:table-cell>
          <table:table-cell office:value-type="percentage" office:value="0.90854844413012725" table:style-name="ce11">
            <text:p>90,9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La Rioja</text:p>
          </table:table-cell>
          <table:table-cell office:value-type="float" office:value="3287" table:style-name="ce9">
            <text:p>3.287</text:p>
          </table:table-cell>
          <table:table-cell office:value-type="float" office:value="3275" table:style-name="ce10">
            <text:p>3.275</text:p>
          </table:table-cell>
          <table:table-cell office:value-type="float" office:value="3127" table:style-name="ce10">
            <text:p>3.127</text:p>
          </table:table-cell>
          <table:table-cell office:value-type="percentage" office:value="0.99634925463948887" table:style-name="ce11">
            <text:p>99,6%</text:p>
          </table:table-cell>
          <table:table-cell office:value-type="percentage" office:value="0.95132339519318532" table:style-name="ce11">
            <text:p>95,1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Madrid</text:p>
          </table:table-cell>
          <table:table-cell office:value-type="float" office:value="46956" table:style-name="ce9">
            <text:p>46.956</text:p>
          </table:table-cell>
          <table:table-cell office:value-type="float" office:value="46533" table:style-name="ce10">
            <text:p>46.533</text:p>
          </table:table-cell>
          <table:table-cell office:value-type="float" office:value="41353" table:style-name="ce10">
            <text:p>41.353</text:p>
          </table:table-cell>
          <table:table-cell office:value-type="percentage" office:value="0.99099156657296195" table:style-name="ce11">
            <text:p>99,1%</text:p>
          </table:table-cell>
          <table:table-cell office:value-type="percentage" office:value="0.88067552602436328" table:style-name="ce11">
            <text:p>88,1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Murcia<text:s/></text:p>
          </table:table-cell>
          <table:table-cell office:value-type="float" office:value="11885" table:style-name="ce9">
            <text:p>11.885</text:p>
          </table:table-cell>
          <table:table-cell office:value-type="float" office:value="11076" table:style-name="ce10">
            <text:p>11.076</text:p>
          </table:table-cell>
          <table:table-cell office:value-type="float" office:value="9859" table:style-name="ce10">
            <text:p>9.859</text:p>
          </table:table-cell>
          <table:table-cell office:value-type="percentage" office:value="0.9319310054690787" table:style-name="ce11">
            <text:p>93,2%</text:p>
          </table:table-cell>
          <table:table-cell office:value-type="percentage" office:value="0.82953302482120317" table:style-name="ce11">
            <text:p>83,0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Navarra</text:p>
          </table:table-cell>
          <table:table-cell office:value-type="float" office:value="8343" table:style-name="ce9">
            <text:p>8.343</text:p>
          </table:table-cell>
          <table:table-cell office:value-type="float" office:value="7923" table:style-name="ce10">
            <text:p>7.923</text:p>
          </table:table-cell>
          <table:table-cell office:value-type="float" office:value="7596" table:style-name="ce10">
            <text:p>7.596</text:p>
          </table:table-cell>
          <table:table-cell office:value-type="percentage" office:value="0.94965839626033799" table:style-name="ce11">
            <text:p>95,0%</text:p>
          </table:table-cell>
          <table:table-cell office:value-type="percentage" office:value="0.91046386192017259" table:style-name="ce11">
            <text:p>91,0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País Vasco</text:p>
          </table:table-cell>
          <table:table-cell office:value-type="float" office:value="20513" table:style-name="ce9">
            <text:p>20.513</text:p>
          </table:table-cell>
          <table:table-cell office:value-type="float" office:value="20492" table:style-name="ce10">
            <text:p>20.492</text:p>
          </table:table-cell>
          <table:table-cell office:value-type="float" office:value="18580" table:style-name="ce10">
            <text:p>18.580</text:p>
          </table:table-cell>
          <table:table-cell office:value-type="percentage" office:value="0.99897625895773412" table:style-name="ce11">
            <text:p>99,9%</text:p>
          </table:table-cell>
          <table:table-cell office:value-type="percentage" office:value="0.90576707453809779" table:style-name="ce11">
            <text:p>90,6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euta</text:p>
          </table:table-cell>
          <table:table-cell office:value-type="float" office:value="210" table:style-name="ce9">
            <text:p>210</text:p>
          </table:table-cell>
          <table:table-cell office:value-type="float" office:value="192" table:style-name="ce10">
            <text:p>192</text:p>
          </table:table-cell>
          <table:table-cell office:value-type="float" office:value="184" table:style-name="ce10">
            <text:p>184</text:p>
          </table:table-cell>
          <table:table-cell office:value-type="percentage" office:value="0.91428571428571426" table:style-name="ce11">
            <text:p>91,4%</text:p>
          </table:table-cell>
          <table:table-cell office:value-type="percentage" office:value="0.87619047619047619" table:style-name="ce11">
            <text:p>87,6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Melilla</text:p>
          </table:table-cell>
          <table:table-cell office:value-type="float" office:value="315" table:style-name="ce9">
            <text:p>315</text:p>
          </table:table-cell>
          <table:table-cell office:value-type="float" office:value="304" table:style-name="ce10">
            <text:p>304</text:p>
          </table:table-cell>
          <table:table-cell office:value-type="float" office:value="263" table:style-name="ce10">
            <text:p>263</text:p>
          </table:table-cell>
          <table:table-cell office:value-type="percentage" office:value="0.96507936507936509" table:style-name="ce11">
            <text:p>96,5%</text:p>
          </table:table-cell>
          <table:table-cell office:value-type="percentage" office:value="0.83492063492063495" table:style-name="ce11">
            <text:p>83,5%</text:p>
          </table:table-cell>
          <table:table-cell table:number-columns-repeated="16378"/>
        </table:table-row>
        <table:table-row table:style-name="ro4">
          <table:table-cell office:value-type="string" table:style-name="ce6">
            <text:p>Totales</text:p>
          </table:table-cell>
          <table:table-cell office:value-type="float" office:value="393942" table:formula="of:=SUM([.B2:.B20])" table:style-name="ce12">
            <text:p>393.942</text:p>
          </table:table-cell>
          <table:table-cell office:value-type="float" office:value="383575" table:formula="of:=SUM([.C2:.C20])" table:style-name="ce12">
            <text:p>383.575</text:p>
          </table:table-cell>
          <table:table-cell office:value-type="float" office:value="343781" table:formula="of:=SUM([.D2:.D20])" table:style-name="ce12">
            <text:p>343.781</text:p>
          </table:table-cell>
          <table:table-cell office:value-type="percentage" office:value="0.97368394332160568" table:formula="of:=[.C21]/[.B21]" table:style-name="ce13">
            <text:p>97,4%</text:p>
          </table:table-cell>
          <table:table-cell office:value-type="percentage" office:value="0.87266907311228559" table:formula="of:=[.D21]/[.B21]" table:style-name="ce13">
            <text:p>87,3%</text:p>
          </table:table-cell>
          <table:table-cell table:number-columns-repeated="16378"/>
        </table:table-row>
        <table:table-row table:number-rows-repeated="1048555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orcentaje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Sánchez Pérez. Néstor</meta:initial-creator>
    <dc:creator>Ferrer Orduz. Jesús Santiago</dc:creator>
    <meta:creation-date>2021-03-03T14:57:11Z</meta:creation-date>
    <dc:date>2021-03-17T17:24:37Z</dc:date>
  </office:meta>
</office:document-meta>
</file>